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94" calcext:value-type="float">
            <text:p>94</text:p>
          </table:table-cell>
          <table:table-cell table:style-name="ce5" table:formula="of:=250 - SUM([.E2:.E251])" office:value-type="float" office:value="152" calcext:value-type="float">
            <text:p>152</text:p>
          </table:table-cell>
          <table:table-cell table:style-name="ce6" table:formula="of:=SUM([.F2:.F251])" office:value-type="float" office:value="92" calcext:value-type="float">
            <text:p>92</text:p>
          </table:table-cell>
          <table:table-cell table:style-name="ce6" table:formula="of:=SUM([.G2:.G251])"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 style:data-style-name="N2" text:time-value="00:20:24.907025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2-18T00:24:19.573823313</dc:date>
    <meta:editing-cycles>14</meta:editing-cycles>
    <meta:editing-duration>PT3H33M24S</meta:editing-duration>
    <meta:document-statistic meta:table-count="1" meta:cell-count="1522" meta:object-count="0"/>
  </office:meta>
</office:document-meta>
</file>